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49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24cm" fo:min-width="1.625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11.565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643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893cm" fo:min-width="0.897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766cm" fo:min-width="6.104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0.511cm" fo:min-width="18.516cm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5.18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4.17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364cm" fo:padding-top="0.142cm" fo:padding-bottom="0.142cm" fo:padding-left="0.267cm" fo:padding-right="0.267cm"/>
    </style:style>
    <style:style style:name="gr14" style:family="graphic" style:parent-style-name="objectwithoutfill">
      <style:graphic-properties svg:stroke-color="#3465a4" draw:marker-start="Symmetric_20_Arrow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8.327cm" fo:min-width="4.3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3.784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106cm" svg:stroke-color="#999999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7cm"/>
    </style:style>
    <style:style style:name="gr22" style:family="graphic" style:parent-style-name="objectwithoutfill">
      <style:graphic-properties svg:stroke-width="0.106cm" svg:stroke-color="#00ffff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2cm"/>
    </style:style>
    <style:style style:name="gr24" style:family="graphic" style:parent-style-name="objectwithoutfill">
      <style:graphic-properties svg:stroke-width="0.106cm" svg:stroke-color="#999999" draw:marker-start="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23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0.455cm" fo:min-width="1.151cm"/>
    </style:style>
    <style:style style:name="gr27" style:family="graphic" style:parent-style-name="objectwithoutfill">
      <style:graphic-properties svg:stroke-color="#00ff00" draw:marker-start="Arrow" draw:marker-start-width="0.3cm" draw:marker-end="" draw:marker-end-width="0.3cm" draw:fill="none" draw:textarea-vertical-align="middle"/>
    </style:style>
    <style:style style:name="gr28" style:family="graphic" style:parent-style-name="objectwithoutfill">
      <style:graphic-properties svg:stroke-color="#ff7f00" draw:marker-start="Arrow" draw:marker-start-width="0.3cm" draw:marker-end="" draw:marker-end-width="0.3cm" draw:fill="none" draw:textarea-vertical-align="middle"/>
    </style:style>
    <style:style style:name="gr29" style:family="graphic" style:parent-style-name="objectwithoutfill">
      <style:graphic-properties svg:stroke-color="#ff00ff" draw:marker-start="Arrow" draw:marker-start-width="0.3cm" draw:marker-end="" draw:marker-end-width="0.3cm" draw:fill="none" draw:textarea-vertical-align="middle"/>
    </style:style>
    <style:style style:name="gr3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19cm" fo:min-width="0.044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106cm" svg:stroke-color="#999999" draw:marker-start="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0.385cm" fo:min-width="2.167cm"/>
    </style:style>
    <style:style style:name="gr33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4.072cm"/>
    </style:style>
    <style:style style:name="gr34" style:family="graphic" style:parent-style-name="standard">
      <style:graphic-properties svg:stroke-color="#000000" draw:fill-color="#00ff00" draw:textarea-horizontal-align="justify" draw:textarea-vertical-align="middle" draw:auto-grow-height="false" fo:min-height="0.766cm" fo:min-width="4.072cm"/>
    </style:style>
    <style:style style:name="gr35" style:family="graphic" style:parent-style-name="standard">
      <style:graphic-properties svg:stroke-color="#000000" draw:fill-color="#ff7f00" draw:textarea-horizontal-align="justify" draw:textarea-vertical-align="middle" draw:auto-grow-height="false" fo:min-height="0.766cm" fo:min-width="4.072cm"/>
    </style:style>
    <style:style style:name="gr36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4.072cm"/>
    </style:style>
    <style:style style:name="gr37" style:family="graphic" style:parent-style-name="objectwithoutfill">
      <style:graphic-properties svg:stroke-color="#729fcf" draw:marker-start="Arrow" draw:marker-start-width="0.3cm" draw:marker-end="" draw:marker-end-width="0.3cm" draw:fill="none" draw:textarea-vertical-align="middle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4.072cm"/>
    </style:style>
    <style:style style:name="gr39" style:family="graphic" style:parent-style-name="objectwithoutfill">
      <style:graphic-properties svg:stroke-color="#b2b2b2" draw:marker-start="Arrow" draw:marker-start-width="0.3cm" draw:marker-end="" draw:marker-end-width="0.3cm" draw:fill="none" draw:textarea-vertical-align="middle"/>
    </style:style>
    <style:style style:name="gr40" style:family="graphic" style:parent-style-name="standard">
      <style:graphic-properties svg:stroke-color="#000000" draw:fill-color="#00ffff" draw:textarea-horizontal-align="justify" draw:textarea-vertical-align="middle" draw:auto-grow-height="false" fo:min-height="0.766cm" fo:min-width="4.072cm"/>
    </style:style>
    <style:style style:name="gr41" style:family="graphic" style:parent-style-name="objectwithoutfill">
      <style:graphic-properties svg:stroke-color="#00ffff" draw:marker-start="Arrow" draw:marker-start-width="0.3cm" draw:marker-end="" draw:marker-end-width="0.3cm" draw:fill="none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2.387cm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000000" draw:fill-color="#00ff00" draw:textarea-horizontal-align="justify" draw:textarea-vertical-align="middle" draw:auto-grow-height="false" fo:min-height="0.893cm" fo:min-width="2.421cm"/>
    </style:style>
    <style:style style:name="gr46" style:family="graphic" style:parent-style-name="standard">
      <style:graphic-properties svg:stroke-color="#000000" draw:fill-color="#ff7f00" draw:textarea-horizontal-align="justify" draw:textarea-vertical-align="middle" draw:auto-grow-height="false" fo:min-height="0.893cm" fo:min-width="2.421cm"/>
    </style:style>
    <style:style style:name="gr47" style:family="graphic" style:parent-style-name="standard">
      <style:graphic-properties svg:stroke-color="#000000" draw:fill-color="#ff00ff" draw:textarea-horizontal-align="justify" draw:textarea-vertical-align="middle" draw:auto-grow-height="false" fo:min-height="0.893cm" fo:min-width="2.421cm"/>
    </style:style>
    <style:style style:name="co1" style:family="table-column">
      <style:table-column-properties style:column-width="1.407cm" style:use-optimal-column-width="false"/>
    </style:style>
    <style:style style:name="co2" style:family="table-column">
      <style:table-column-properties style:column-width="1.515cm" style:use-optimal-column-width="false"/>
    </style:style>
    <style:style style:name="co3" style:family="table-column">
      <style:table-column-properties style:column-width="1.42cm" style:use-optimal-column-width="false"/>
    </style:style>
    <style:style style:name="co4" style:family="table-column">
      <style:table-column-properties style:column-width="1.227cm" style:use-optimal-column-width="false"/>
    </style:style>
    <style:style style:name="co5" style:family="table-column">
      <style:table-column-properties style:column-width="1.323cm" style:use-optimal-column-width="false"/>
    </style:style>
    <style:style style:name="co6" style:family="table-column">
      <style:table-column-properties style:column-width="1.876cm" style:use-optimal-column-width="false"/>
    </style:style>
    <style:style style:name="co7" style:family="table-column">
      <style:table-column-properties style:column-width="1.467cm" style:use-optimal-column-width="false"/>
    </style:style>
    <style:style style:name="co8" style:family="table-column">
      <style:table-column-properties style:column-width="1.468cm" style:use-optimal-column-width="false"/>
    </style:style>
    <style:style style:name="ro1" style:family="table-row">
      <style:table-row-properties style:row-height="1.217cm"/>
    </style:style>
    <style:style style:name="ro2" style:family="table-row">
      <style:table-row-properties style:row-height="0.718cm"/>
    </style:style>
    <style:style style:name="ro3" style:family="table-row">
      <style:table-row-properties style:row-height="0.713cm"/>
    </style:style>
    <style:style style:name="ro4" style:family="table-row">
      <style:table-row-properties style:row-height="0.6cm"/>
    </style:style>
    <style:style style:name="ce1" style:family="table-cell"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/>
    </style:style>
    <style:style style:name="P8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-color="#b2b2b2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margin-top="0.1cm" fo:margin-bottom="0.1cm" fo:line-height="100%" fo:text-align="start" fo:text-indent="0cm"/>
    </style:style>
    <style:style style:name="P13" style:family="paragraph">
      <style:paragraph-properties fo:margin-left="0cm" fo:margin-right="0cm" fo:margin-top="0.1cm" fo:margin-bottom="0.1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00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00ff00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7f00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729fc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b2b2b2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00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font-size="6pt" style:font-size-asian="6pt" style:font-size-complex="6pt"/>
    </style:style>
    <style:style style:name="P24" style:family="paragraph">
      <style:text-properties fo:font-size="6pt" fo:font-weight="bold" style:font-size-asian="6pt" style:font-weight-asian="bold" style:font-size-complex="6pt" style:font-weight-complex="bold"/>
    </style:style>
    <style:style style:name="P25" style:family="paragraph">
      <style:text-properties fo:font-style="normal" style:font-style-asian="normal" style:font-style-complex="normal"/>
    </style:style>
    <style:style style:name="P26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WenQuanYi Zen Hei Sharp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.032cm" svg:height="0.762cm" svg:x="17.256cm" svg:y="14.97cm">
          <text:p text:style-name="P1"><text:span text:style-name="T1">rfd</text:span><text:span text:style-name="T1">c_</text:span><text:span text:style-name="T1">pri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2.159cm" svg:height="1.524cm" svg:x="18.018cm" svg:y="14.208cm">
          <text:p text:style-name="P1"><text:span text:style-name="T1">rfd</text:span><text:span text:style-name="T1">c_</text:span><text:span text:style-name="T1">pri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5.588cm" svg:x="14.208cm" svg:y="1.254cm">
          <text:p text:style-name="P3"><text:span text:style-name="T1">LEGEND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0" draw:id="id20" draw:layer="layout" svg:width="1.143cm" svg:height="0.508cm" svg:x="20.304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1.397cm" svg:height="1.143cm" svg:x="1.235cm" svg:y="11.901cm">
          <text:p text:style-name="P3"><text:span text:style-name="T2">in0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397cm" svg:height="1.143cm" svg:x="1.235cm" svg:y="13.471cm">
          <text:p text:style-name="P3"><text:span text:style-name="T2">in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1.397cm" svg:height="1.143cm" svg:x="1.235cm" svg:y="14.995cm">
          <text:p text:style-name="P3"><text:span text:style-name="T3">out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397cm" svg:height="1.143cm" svg:x="1.235cm" svg:y="16.519cm">
          <text:p text:style-name="P3"><text:span text:style-name="T2">out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604cm" svg:height="1.016cm" svg:x="6.636cm" svg:y="6.105cm">
          <text:p text:style-name="P1"><text:span text:style-name="T2">ct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.05cm" svg:height="10.795cm" svg:x="2.651cm" svg:y="7.096cm">
          <text:p text:style-name="P3"><text:span text:style-name="T1">devices/rfdc.hdl/ <text:s text:c="62"/></text:span></text:p>
          <text:p text:style-name="P3"><text:span text:style-name="T1"/></text:p>
          <text:p text:style-name="P3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9.938cm" svg:y1="7.121cm" svg:x2="18.78cm" svg:y2="7.819cm" draw:start-shape="id1" draw:start-glue-point="2" draw:end-shape="id2" draw:end-glue-point="3" svg:d="M9938 7121v698h8842" svg:viewBox="0 0 8843 699">
          <text:p/>
        </draw:connector>
        <draw:connector draw:style-name="gr9" draw:text-style-name="P9" draw:layer="layout" svg:x1="6.334cm" svg:y1="13.434cm" svg:x2="5.687cm" svg:y2="13.434cm" svg:d="M6334 13434h-647" svg:viewBox="0 0 648 1">
          <text:p/>
        </draw:connector>
        <draw:connector draw:style-name="gr10" draw:text-style-name="P9" draw:layer="layout" draw:line-skew="-0.172cm" svg:x1="3.286cm" svg:y1="14.387cm" svg:x2="2.632cm" svg:y2="14.042cm" draw:start-shape="id3" draw:start-glue-point="3" draw:end-shape="id4" draw:end-glue-point="1" svg:d="M3286 14387h-508v-345h-146" svg:viewBox="0 0 655 346">
          <text:p/>
        </draw:connector>
        <draw:connector draw:style-name="gr10" draw:text-style-name="P9" draw:layer="layout" draw:line-skew="-0.05cm" svg:x1="2.632cm" svg:y1="15.566cm" svg:x2="3.286cm" svg:y2="15.376cm" draw:start-shape="id5" draw:start-glue-point="1" svg:d="M2632 15566h527v-190h127" svg:viewBox="0 0 655 191">
          <text:p/>
        </draw:connector>
        <draw:connector draw:style-name="gr10" draw:text-style-name="P9" draw:layer="layout" draw:line-skew="0.209cm" svg:x1="2.632cm" svg:y1="17.09cm" svg:x2="3.286cm" svg:y2="16.494cm" draw:start-shape="id6" draw:start-glue-point="1" draw:end-shape="id7" draw:end-glue-point="3" svg:d="M2632 17090h527v-596h127" svg:viewBox="0 0 655 597">
          <text:p/>
        </draw:connector>
        <draw:custom-shape draw:style-name="gr11" draw:text-style-name="P10" xml:id="id8" draw:id="id8" draw:layer="layout" svg:width="5.715cm" svg:height="0.762cm" svg:x="8.246cm" svg:y="12.99cm">
          <text:p text:style-name="P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9" draw:id="id9" draw:layer="layout" svg:width="4.706cm" svg:height="0.762cm" svg:x="3.286cm" svg:y="12.99cm">
          <text:p text:style-name="P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1.898cm" svg:height="0.762cm" svg:x="14.215cm" svg:y="12.99cm">
          <text:p text:style-name="P3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9" draw:layer="layout" svg:x1="8.246cm" svg:y1="13.371cm" svg:x2="7.992cm" svg:y2="13.371cm" draw:start-shape="id8" draw:start-glue-point="3" draw:end-shape="id9" draw:end-glue-point="1" svg:d="M8246 13371h-254" svg:viewBox="0 0 255 1">
          <text:p/>
        </draw:connector>
        <draw:connector draw:style-name="gr14" draw:text-style-name="P9" draw:layer="layout" svg:x1="14.215cm" svg:y1="13.371cm" svg:x2="13.961cm" svg:y2="13.371cm" draw:start-shape="id10" draw:start-glue-point="3" draw:end-shape="id8" draw:end-glue-point="1" svg:d="M14215 13371h-254" svg:viewBox="0 0 255 1">
          <text:p/>
        </draw:connector>
        <draw:connector draw:style-name="gr9" draw:text-style-name="P9" draw:layer="layout" svg:x1="6.334cm" svg:y1="14.45cm" svg:x2="5.687cm" svg:y2="14.45cm" svg:d="M6334 14450h-647" svg:viewBox="0 0 648 1">
          <text:p/>
        </draw:connector>
        <draw:custom-shape draw:style-name="gr11" draw:text-style-name="P10" xml:id="id11" draw:id="id11" draw:layer="layout" svg:width="5.715cm" svg:height="0.762cm" svg:x="8.246cm" svg:y="14.006cm">
          <text:p text:style-name="P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4.706cm" svg:height="0.762cm" svg:x="3.286cm" svg:y="14.006cm">
          <text:p text:style-name="P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2" draw:id="id12" draw:layer="layout" svg:width="1.898cm" svg:height="0.762cm" svg:x="14.215cm" svg:y="14.006cm">
          <text:p text:style-name="P3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8.246cm" svg:y1="14.387cm" svg:x2="7.992cm" svg:y2="14.387cm" draw:start-shape="id11" draw:start-glue-point="3" draw:end-shape="id3" draw:end-glue-point="1" svg:d="M8246 14387h-254" svg:viewBox="0 0 255 1">
          <text:p/>
        </draw:connector>
        <draw:connector draw:style-name="gr14" draw:text-style-name="P9" draw:layer="layout" svg:x1="14.215cm" svg:y1="14.387cm" svg:x2="13.961cm" svg:y2="14.387cm" draw:start-shape="id12" draw:start-glue-point="3" draw:end-shape="id11" draw:end-glue-point="1" svg:d="M14215 14387h-254" svg:viewBox="0 0 255 1">
          <text:p/>
        </draw:connector>
        <draw:custom-shape draw:style-name="gr15" draw:text-style-name="P1" draw:layer="layout" svg:width="0.508cm" svg:height="1.905cm" svg:x="16.718cm" svg:y="13.7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2" draw:id="id2" draw:layer="layout" svg:width="2.667cm" svg:height="0.635cm" svg:x="18.78cm" svg:y="7.502cm">
          <text:p text:style-name="P1"><text:span text:style-name="T2">raw_prop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894cm" svg:height="8.611cm" svg:x="16.553cm" svg:y="8.137cm">
          <text:p text:style-name="P12"><text:span text:style-name="T6"/></text:p>
          <text:p text:style-name="P3"><text:span text:style-name="T1"><text:s/></text:span><text:span text:style-name="T1">rfdc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21" draw:id="id21" draw:layer="layout" svg:width="4.318cm" svg:height="0.832cm" svg:x="16.875cm" svg:y="11.185cm">
          <text:p text:style-name="P1"><text:span text:style-name="T1">raw2axi_lite32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18.716cm" svg:y1="15.732cm" svg:x2="16.37cm" svg:y2="18.735cm" draw:start-shape="id13" draw:start-glue-point="2" draw:end-shape="id14" svg:d="M18716 15732v1510h-2346v1493" svg:viewBox="0 0 2347 3004">
          <text:p/>
        </draw:connector>
        <draw:frame draw:style-name="gr20" draw:text-style-name="P15" xml:id="id14" draw:id="id14" draw:layer="layout" svg:width="1.819cm" svg:height="0.721cm" svg:x="15.461cm" svg:y="18.735cm">
          <draw:text-box>
            <text:p><text:span text:style-name="T7">rx_clks</text:span></text:p>
          </draw:text-box>
        </draw:frame>
        <draw:connector draw:style-name="gr19" draw:text-style-name="P9" draw:layer="layout" svg:x1="19.097cm" svg:y1="15.732cm" svg:x2="19.799cm" svg:y2="18.735cm" draw:start-shape="id15" draw:start-glue-point="2" draw:end-shape="id16" draw:end-glue-point="0" svg:d="M19097 15732v1511h702v1492" svg:viewBox="0 0 703 3004">
          <text:p/>
        </draw:connector>
        <draw:frame draw:style-name="gr21" draw:text-style-name="P15" xml:id="id16" draw:id="id16" draw:layer="layout" svg:width="1.797cm" svg:height="0.721cm" svg:x="18.901cm" svg:y="18.735cm">
          <draw:text-box>
            <text:p><text:span text:style-name="T7">tx_clks</text:span></text:p>
          </draw:text-box>
        </draw:frame>
        <draw:connector draw:style-name="gr22" draw:text-style-name="P9" draw:layer="layout" draw:line-skew="-0.233cm" svg:x1="18.272cm" svg:y1="15.732cm" svg:x2="14.389cm" svg:y2="18.719cm" draw:start-shape="id17" draw:start-glue-point="2" draw:end-shape="id18" svg:d="M18272 15732v1270h-3883v1717" svg:viewBox="0 0 3884 2988">
          <text:p/>
        </draw:connector>
        <draw:frame draw:style-name="gr23" draw:text-style-name="P15" xml:id="id18" draw:id="id18" draw:layer="layout" svg:width="1.632cm" svg:height="0.721cm" svg:x="13.573cm" svg:y="18.719cm">
          <draw:text-box>
            <text:p><text:span text:style-name="T7">sys</text:span><text:span text:style-name="T7">ref</text:span></text:p>
          </draw:text-box>
        </draw:frame>
        <draw:connector draw:style-name="gr24" draw:text-style-name="P9" draw:layer="layout" svg:x1="19.725cm" svg:y1="14.325cm" svg:x2="23.214cm" svg:y2="12.363cm" draw:end-shape="id19" draw:end-glue-point="4" svg:d="M19725 14325v-724h3489v-1238" svg:viewBox="0 0 3490 1963">
          <text:p/>
        </draw:connector>
        <draw:frame draw:style-name="gr25" draw:text-style-name="P15" draw:layer="layout" svg:width="1.823cm" svg:height="0.721cm" svg:x="21.701cm" svg:y="13.827cm">
          <draw:text-box>
            <text:p><text:span text:style-name="T7">r</text:span><text:span text:style-name="T7">f</text:span><text:span text:style-name="T7">_</text:span><text:span text:style-name="T7">r</text:span><text:span text:style-name="T7">x</text:span><text:span text:style-name="T7">[</text:span><text:span text:style-name="T7">1</text:span><text:span text:style-name="T7">]</text:span></text:p>
          </draw:text-box>
        </draw:frame>
        <draw:frame draw:style-name="gr25" draw:text-style-name="P15" draw:layer="layout" svg:width="1.823cm" svg:height="0.721cm" svg:x="21.574cm" svg:y="12.938cm">
          <draw:text-box>
            <text:p><text:span text:style-name="T7">rf</text:span><text:span text:style-name="T7">_</text:span><text:span text:style-name="T7">r</text:span><text:span text:style-name="T7">x</text:span><text:span text:style-name="T7">[</text:span><text:span text:style-name="T7">0</text:span><text:span text:style-name="T7">]</text:span></text:p>
          </draw:text-box>
        </draw:frame>
        <draw:connector draw:style-name="gr8" draw:text-style-name="P9" draw:layer="layout" draw:line-skew="1.024cm" svg:x1="20.875cm" svg:y1="8.137cm" svg:x2="19.034cm" svg:y2="11.185cm" draw:start-shape="id20" draw:start-glue-point="2" draw:end-shape="id21" svg:d="M20875 8137v2540h-1841v508" svg:viewBox="0 0 1842 3049">
          <text:p/>
        </draw:connector>
        <draw:custom-shape draw:style-name="gr26" draw:text-style-name="P5" xml:id="id22" draw:id="id22" draw:layer="layout" svg:width="1.651cm" svg:height="0.705cm" svg:x="17.637cm" svg:y="13.147cm">
          <text:p text:style-name="P1"><text:span text:style-name="T2">s_axi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9.034cm" svg:y1="12.017cm" svg:x2="18.462cm" svg:y2="13.147cm" draw:start-shape="id21" draw:start-glue-point="2" draw:end-shape="id22" draw:end-glue-point="0" svg:d="M19034 12017v573h-572v557" svg:viewBox="0 0 573 1131">
          <text:p/>
        </draw:connector>
        <draw:connector draw:style-name="gr27" draw:text-style-name="P9" draw:layer="layout" draw:line-skew="0.204cm" svg:x1="16.113cm" svg:y1="16.494cm" svg:x2="17.213cm" svg:y2="15.376cm" draw:start-shape="id23" svg:d="M16113 16494h1013v-1118h87" svg:viewBox="0 0 1101 1119">
          <text:p/>
        </draw:connector>
        <draw:connector draw:style-name="gr27" draw:text-style-name="P9" draw:layer="layout" draw:line-skew="0.077cm" svg:x1="16.113cm" svg:y1="15.478cm" svg:x2="17.213cm" svg:y2="14.868cm" draw:start-shape="id24" draw:start-glue-point="1" svg:d="M16113 15478h886v-610h214" svg:viewBox="0 0 1101 611">
          <text:p/>
        </draw:connector>
        <draw:connector draw:style-name="gr28" draw:text-style-name="P9" draw:layer="layout" draw:line-skew="-0.304cm" svg:x1="17.213cm" svg:y1="14.36cm" svg:x2="16.113cm" svg:y2="14.387cm" draw:end-shape="id12" draw:end-glue-point="1" svg:d="M17213 14360h-595v27h-505" svg:viewBox="0 0 1101 28">
          <text:p/>
        </draw:connector>
        <draw:connector draw:style-name="gr29" draw:text-style-name="P9" draw:layer="layout" svg:x1="17.213cm" svg:y1="13.852cm" svg:x2="16.113cm" svg:y2="13.371cm" draw:end-shape="id10" draw:end-glue-point="1" svg:d="M17213 13852h-291v-481h-809" svg:viewBox="0 0 1101 482">
          <text:p/>
        </draw:connector>
        <draw:custom-shape draw:style-name="gr30" draw:text-style-name="P16" xml:id="id19" draw:id="id19" draw:layer="layout" svg:width="1.143cm" svg:height="0.889cm" draw:transform="rotate (-3.14159265358979) translate (23.784cm 12.3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1" draw:text-style-name="P9" draw:layer="layout" svg:x1="19.695cm" svg:y1="14.903cm" svg:x2="23.633cm" svg:y2="13.452cm" draw:end-shape="id25" draw:end-glue-point="4" svg:d="M19695 14903v-468h3938v-983" svg:viewBox="0 0 3939 1452">
          <text:p/>
        </draw:connector>
        <draw:custom-shape draw:style-name="gr30" draw:text-style-name="P16" xml:id="id25" draw:id="id25" draw:layer="layout" svg:width="1.143cm" svg:height="0.889cm" draw:transform="rotate (-3.14159265358979) translate (24.203cm 13.4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9" draw:layer="layout" draw:line-skew="-0.172cm" svg:x1="3.286cm" svg:y1="13.371cm" svg:x2="2.632cm" svg:y2="12.472cm" draw:start-shape="id9" draw:start-glue-point="3" draw:end-shape="id26" draw:end-glue-point="1" svg:d="M3286 13371h-508v-899h-146" svg:viewBox="0 0 655 900">
          <text:p/>
        </draw:connector>
        <draw:custom-shape draw:style-name="gr32" draw:text-style-name="P5" draw:layer="layout" svg:width="2.667cm" svg:height="0.635cm" svg:x="18.78cm" svg:y="7.502cm">
          <text:p text:style-name="P1"><text:span text:style-name="T2">raw_props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27" draw:id="id27" draw:layer="layout" svg:width="4.572cm" svg:height="1.016cm" svg:x="14.524cm" svg:y="4.108cm">
          <text:p text:style-name="P3"><text:span text:style-name="T1">rx_0 clk domain</text:span></text:p>
          <draw:enhanced-geometry svg:viewBox="0 0 21600 21600" draw:type="rectangle" draw:enhanced-path="M 0 0 L 21600 0 21600 21600 0 21600 0 0 Z N"/>
        </draw:custom-shape>
        <draw:connector draw:style-name="gr29" draw:text-style-name="P9" draw:layer="layout" svg:x1="20.076cm" svg:y1="4.641cm" svg:x2="19.096cm" svg:y2="4.616cm" draw:end-shape="id27" draw:end-glue-point="1" svg:d="M20076 4641h-239v-25h-741" svg:viewBox="0 0 981 26">
          <text:p/>
        </draw:connector>
        <draw:custom-shape draw:style-name="gr34" draw:text-style-name="P18" xml:id="id28" draw:id="id28" draw:layer="layout" svg:width="4.572cm" svg:height="1.016cm" svg:x="14.524cm" svg:y="5.378cm">
          <text:p text:style-name="P3"><text:span text:style-name="T1">tx_1 clk domain</text:span></text:p>
          <draw:enhanced-geometry svg:viewBox="0 0 21600 21600" draw:type="rectangle" draw:enhanced-path="M 0 0 L 21600 0 21600 21600 0 21600 0 0 Z N"/>
        </draw:custom-shape>
        <draw:connector draw:style-name="gr27" draw:text-style-name="P9" draw:layer="layout" svg:x1="20.076cm" svg:y1="5.911cm" svg:x2="19.096cm" svg:y2="5.886cm" draw:end-shape="id28" draw:end-glue-point="1" svg:d="M20076 5911h-239v-25h-741" svg:viewBox="0 0 981 26">
          <text:p/>
        </draw:connector>
        <draw:custom-shape draw:style-name="gr35" draw:text-style-name="P19" xml:id="id29" draw:id="id29" draw:layer="layout" svg:width="4.572cm" svg:height="1.016cm" svg:x="20.304cm" svg:y="5.407cm">
          <text:p text:style-name="P3"><text:span text:style-name="T1">rx_1 clk domain</text:span>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25.856cm" svg:y1="5.94cm" svg:x2="24.876cm" svg:y2="5.915cm" draw:end-shape="id29" draw:end-glue-point="1" svg:d="M25856 5940h-239v-25h-741" svg:viewBox="0 0 981 26">
          <text:p/>
        </draw:connector>
        <draw:custom-shape draw:style-name="gr36" draw:text-style-name="P20" xml:id="id30" draw:id="id30" draw:layer="layout" svg:width="4.572cm" svg:height="1.016cm" svg:x="14.524cm" svg:y="2.838cm">
          <text:p text:style-name="P3"><text:span text:style-name="T1">ctl clk domain</text:span></text:p>
          <draw:enhanced-geometry svg:viewBox="0 0 21600 21600" draw:type="rectangle" draw:enhanced-path="M 0 0 L 21600 0 21600 21600 0 21600 0 0 Z N"/>
        </draw:custom-shape>
        <draw:connector draw:style-name="gr37" draw:text-style-name="P9" draw:layer="layout" svg:x1="20.076cm" svg:y1="3.371cm" svg:x2="19.096cm" svg:y2="3.346cm" draw:end-shape="id30" draw:end-glue-point="1" svg:d="M20076 3371h-239v-25h-741" svg:viewBox="0 0 981 26">
          <text:p/>
        </draw:connector>
        <draw:custom-shape draw:style-name="gr38" draw:text-style-name="P21" xml:id="id31" draw:id="id31" draw:layer="layout" svg:width="4.572cm" svg:height="1.016cm" svg:x="20.304cm" svg:y="2.808cm">
          <text:p text:style-name="P3"><text:span text:style-name="T1">(multiple clk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9" draw:layer="layout" svg:x1="25.856cm" svg:y1="3.341cm" svg:x2="24.876cm" svg:y2="3.316cm" draw:end-shape="id31" draw:end-glue-point="1" svg:d="M25856 3341h-239v-25h-741" svg:viewBox="0 0 981 26">
          <text:p/>
        </draw:connector>
        <draw:custom-shape draw:style-name="gr40" draw:text-style-name="P22" xml:id="id32" draw:id="id32" draw:layer="layout" svg:width="4.572cm" svg:height="1.016cm" svg:x="20.299cm" svg:y="4.141cm">
          <text:p text:style-name="P3"><text:span text:style-name="T1">sys clk domain</text:span></text:p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25.887cm" svg:y1="4.674cm" svg:x2="24.871cm" svg:y2="4.649cm" draw:end-shape="id32" draw:end-glue-point="1" svg:d="M25887 4674h-257v-25h-759" svg:viewBox="0 0 1017 26">
          <text:p/>
        </draw:connector>
        <draw:connector draw:style-name="gr9" draw:text-style-name="P9" draw:layer="layout" svg:x1="6.334cm" svg:y1="15.541cm" svg:x2="5.687cm" svg:y2="15.541cm" svg:d="M6334 15541h-647" svg:viewBox="0 0 648 1">
          <text:p/>
        </draw:connector>
        <draw:custom-shape draw:style-name="gr11" draw:text-style-name="P10" xml:id="id34" draw:id="id34" draw:layer="layout" svg:width="5.715cm" svg:height="0.762cm" svg:x="8.246cm" svg:y="15.097cm">
          <text:p text:style-name="P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3" draw:id="id33" draw:layer="layout" svg:width="4.706cm" svg:height="0.762cm" svg:x="3.286cm" svg:y="15.097cm">
          <text:p text:style-name="P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" draw:id="id24" draw:layer="layout" svg:width="1.898cm" svg:height="0.762cm" svg:x="14.215cm" svg:y="15.097cm">
          <text:p text:style-name="P3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9" draw:layer="layout" svg:x1="7.992cm" svg:y1="15.478cm" svg:x2="8.246cm" svg:y2="15.478cm" draw:start-shape="id33" draw:start-glue-point="1" draw:end-shape="id34" draw:end-glue-point="3" svg:d="M7992 15478h254" svg:viewBox="0 0 255 1">
          <text:p/>
        </draw:connector>
        <draw:connector draw:style-name="gr14" draw:text-style-name="P9" draw:layer="layout" svg:x1="13.961cm" svg:y1="15.478cm" svg:x2="14.215cm" svg:y2="15.478cm" draw:start-shape="id34" draw:start-glue-point="1" draw:end-shape="id24" draw:end-glue-point="3" svg:d="M13961 15478h254" svg:viewBox="0 0 255 1">
          <text:p/>
        </draw:connector>
        <draw:connector draw:style-name="gr9" draw:text-style-name="P9" draw:layer="layout" svg:x1="6.334cm" svg:y1="16.557cm" svg:x2="5.687cm" svg:y2="16.557cm" svg:d="M6334 16557h-647" svg:viewBox="0 0 648 1">
          <text:p/>
        </draw:connector>
        <draw:custom-shape draw:style-name="gr11" draw:text-style-name="P10" xml:id="id35" draw:id="id35" draw:layer="layout" svg:width="5.715cm" svg:height="0.762cm" svg:x="8.246cm" svg:y="16.113cm">
          <text:p text:style-name="P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4.706cm" svg:height="0.762cm" svg:x="3.286cm" svg:y="16.113cm">
          <text:p text:style-name="P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" draw:id="id23" draw:layer="layout" svg:width="1.898cm" svg:height="0.762cm" svg:x="14.215cm" svg:y="16.113cm">
          <text:p text:style-name="P3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7.992cm" svg:y1="16.494cm" svg:x2="8.246cm" svg:y2="16.494cm" draw:start-shape="id7" draw:start-glue-point="1" draw:end-shape="id35" draw:end-glue-point="3" svg:d="M7992 16494h254" svg:viewBox="0 0 255 1">
          <text:p/>
        </draw:connector>
        <draw:connector draw:style-name="gr14" draw:text-style-name="P9" draw:layer="layout" svg:x1="13.961cm" svg:y1="16.494cm" svg:x2="14.215cm" svg:y2="16.494cm" draw:start-shape="id35" draw:start-glue-point="1" draw:end-shape="id23" draw:end-glue-point="3" svg:d="M13961 16494h254" svg:viewBox="0 0 255 1">
          <text:p/>
        </draw:connector>
        <draw:frame draw:style-name="standard" draw:layer="layout" svg:width="14.732cm" svg:height="5.07cm" svg:x="2.05cm" svg:y="8.143cm">
          <table:table table:template-name="turquo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2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23"><text:span text:style-name="T8">OpenCPI</text:span></text:p>
                <text:p text:style-name="P23"><text:span text:style-name="T8">Worker</text:span></text:p>
                <text:p text:style-name="P23"><text:span text:style-name="T8">RF</text:span></text:p>
                <text:p text:style-name="P23"><text:span text:style-name="T8">Signal</text:span></text:p>
              </table:table-cell>
              <table:table-cell>
                <text:p text:style-name="P23"><text:span text:style-name="T8">OpenCPI</text:span></text:p>
                <text:p text:style-name="P23"><text:span text:style-name="T8">Worker</text:span></text:p>
                <text:p text:style-name="P23"><text:span text:style-name="T8">Clock</text:span></text:p>
                <text:p text:style-name="P23"><text:span text:style-name="T8">Signal</text:span></text:p>
              </table:table-cell>
              <table:table-cell>
                <text:p text:style-name="P23"><text:span text:style-name="T8">Clock Domain</text:span></text:p>
                <text:p text:style-name="P23"><text:span text:style-name="T8">(Xilinx IP Signal)</text:span></text:p>
              </table:table-cell>
              <table:table-cell>
                <text:p text:style-name="P23"><text:span text:style-name="T8">RFSoC</text:span></text:p>
                <text:p text:style-name="P23"><text:span text:style-name="T8">Converter </text:span></text:p>
              </table:table-cell>
              <table:table-cell>
                <text:p text:style-name="P23"><text:span text:style-name="T8">RFSoC</text:span></text:p>
                <text:p text:style-name="P23"><text:span text:style-name="T8">Tile Num</text:span></text:p>
              </table:table-cell>
              <table:table-cell>
                <text:p text:style-name="P23"><text:span text:style-name="T8">RFSoC Tile</text:span></text:p>
                <text:p text:style-name="P23"><text:span text:style-name="T8">Converter Num</text:span></text:p>
              </table:table-cell>
              <table:table-cell>
                <text:p text:style-name="P23"><text:span text:style-name="T8">Xilinx IP RF Port</text:span></text:p>
              </table:table-cell>
              <table:table-cell>
                <text:p text:style-name="P23"><text:span text:style-name="T8">Xilinx IP</text:span></text:p>
                <text:p text:style-name="P23"><text:span text:style-name="T8">AXI-S Port</text:span></text:p>
              </table:table-cell>
              <table:table-cell>
                <text:p text:style-name="P23"><text:span text:style-name="T8">OpenCPI</text:span></text:p>
                <text:p text:style-name="P23"><text:span text:style-name="T8">Primitive</text:span></text:p>
                <text:p text:style-name="P23"><text:span text:style-name="T8">Axi-S Port </text:span></text:p>
              </table:table-cell>
              <table:table-cell>
                <text:p text:style-name="P23"><text:span text:style-name="T8">OpenCPI</text:span></text:p>
                <text:p text:style-name="P23"><text:span text:style-name="T8">Worker</text:span></text:p>
                <text:p text:style-name="P23"><text:span text:style-name="T8">Port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8">rf_rx[0]</text:span></text:p>
              </table:table-cell>
              <table:table-cell>
                <text:p text:style-name="P23"><text:span text:style-name="T8">rx_clks[0]</text:span></text:p>
              </table:table-cell>
              <table:table-cell>
                <text:p text:style-name="P23"><text:span text:style-name="T8">adc0_clk</text:span></text:p>
              </table:table-cell>
              <table:table-cell>
                <text:p text:style-name="P23"><text:span text:style-name="T8">ADC0</text:span></text:p>
              </table:table-cell>
              <table:table-cell>
                <text:p text:style-name="P23"><text:span text:style-name="T8">224</text:span></text:p>
              </table:table-cell>
              <table:table-cell>
                <text:p text:style-name="P23"><text:span text:style-name="T8">0/1</text:span></text:p>
              </table:table-cell>
              <table:table-cell>
                <text:p text:style-name="P23"><text:span text:style-name="T8">vin0_01</text:span></text:p>
              </table:table-cell>
              <table:table-cell>
                <text:p text:style-name="P23"><text:span text:style-name="T8">m00_axis (I)</text:span></text:p>
                <text:p text:style-name="P23"><text:span text:style-name="T8">m01_axis (Q)</text:span></text:p>
              </table:table-cell>
              <table:table-cell>
                <text:p text:style-name="P23"><text:span text:style-name="T8">m_axis_0</text:span></text:p>
              </table:table-cell>
              <table:table-cell>
                <text:p text:style-name="P23"><text:span text:style-name="T8">out0 (I/Q)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8">rf_rx[1]</text:span></text:p>
              </table:table-cell>
              <table:table-cell>
                <text:p text:style-name="P23"><text:span text:style-name="T8">rx_clks[1]</text:span></text:p>
              </table:table-cell>
              <table:table-cell>
                <text:p text:style-name="P23"><text:span text:style-name="T8">adc2_clk</text:span></text:p>
              </table:table-cell>
              <table:table-cell>
                <text:p text:style-name="P23"><text:span text:style-name="T8">ADC2</text:span></text:p>
              </table:table-cell>
              <table:table-cell>
                <text:p text:style-name="P23"><text:span text:style-name="T8">226</text:span></text:p>
              </table:table-cell>
              <table:table-cell>
                <text:p text:style-name="P23"><text:span text:style-name="T8">0/1</text:span></text:p>
              </table:table-cell>
              <table:table-cell>
                <text:p text:style-name="P23"><text:span text:style-name="T8">vin2_01</text:span></text:p>
              </table:table-cell>
              <table:table-cell>
                <text:p text:style-name="P23"><text:span text:style-name="T8">m20_axis (I)</text:span></text:p>
                <text:p text:style-name="P23"><text:span text:style-name="T8">m21_axis (Q</text:span></text:p>
              </table:table-cell>
              <table:table-cell>
                <text:p text:style-name="P23"><text:span text:style-name="T8">m_axis_1</text:span></text:p>
              </table:table-cell>
              <table:table-cell>
                <text:p text:style-name="P23"><text:span text:style-name="T8">out1 (I/Q)</text:span></text:p>
              </table:table-cell>
            </table:table-row>
            <table:table-row table:style-name="ro4" table:default-cell-style-name="ce1">
              <table:table-cell>
                <text:p text:style-name="P24">rf_tx[2]</text:p>
              </table:table-cell>
              <table:table-cell>
                <text:p text:style-name="P24">tx_clks[0]</text:p>
              </table:table-cell>
              <table:table-cell>
                <text:p text:style-name="P24">dac2_clk</text:p>
              </table:table-cell>
              <table:table-cell>
                <text:p text:style-name="P24">DAC2</text:p>
              </table:table-cell>
              <table:table-cell>
                <text:p text:style-name="P24">230</text:p>
              </table:table-cell>
              <table:table-cell>
                <text:p text:style-name="P24">0</text:p>
              </table:table-cell>
              <table:table-cell>
                <text:p text:style-name="P24">vout20</text:p>
              </table:table-cell>
              <table:table-cell>
                <text:p text:style-name="P24">s20_axis (I/Q)</text:p>
              </table:table-cell>
              <table:table-cell>
                <text:p text:style-name="P24">(1)</text:p>
              </table:table-cell>
              <table:table-cell>
                <text:p text:style-name="P24">(1)</text:p>
              </table:table-cell>
            </table:table-row>
            <table:table-row table:style-name="ro4" table:default-cell-style-name="ce1">
              <table:table-cell>
                <text:p text:style-name="P24">rf_tx[3]</text:p>
              </table:table-cell>
              <table:table-cell>
                <text:p text:style-name="P24">tx_clks[0]</text:p>
              </table:table-cell>
              <table:table-cell>
                <text:p text:style-name="P24">dac2_clk</text:p>
              </table:table-cell>
              <table:table-cell>
                <text:p text:style-name="P24">DAC2</text:p>
              </table:table-cell>
              <table:table-cell>
                <text:p text:style-name="P24">230</text:p>
              </table:table-cell>
              <table:table-cell>
                <text:p text:style-name="P24">2</text:p>
              </table:table-cell>
              <table:table-cell>
                <text:p text:style-name="P24">vout22</text:p>
              </table:table-cell>
              <table:table-cell>
                <text:p text:style-name="P24">s22_axis (I/Q)</text:p>
              </table:table-cell>
              <table:table-cell>
                <text:p text:style-name="P24">(1)</text:p>
              </table:table-cell>
              <table:table-cell>
                <text:p text:style-name="P24">(1)</text:p>
              </table:table-cell>
            </table:table-row>
            <table:table-row table:style-name="ro4" table:default-cell-style-name="ce1">
              <table:table-cell>
                <text:p text:style-name="P23"><text:span text:style-name="T8">rf_tx[0]</text:span></text:p>
              </table:table-cell>
              <table:table-cell>
                <text:p text:style-name="P23"><text:span text:style-name="T8">tx_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3</text:span></text:p>
              </table:table-cell>
              <table:table-cell>
                <text:p text:style-name="P23"><text:span text:style-name="T8">231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vout30</text:span></text:p>
              </table:table-cell>
              <table:table-cell>
                <text:p text:style-name="P23"><text:span text:style-name="T8">s30_axis (I/Q)</text:span></text:p>
              </table:table-cell>
              <table:table-cell>
                <text:p text:style-name="P23"><text:span text:style-name="T8">s_axis_0</text:span></text:p>
              </table:table-cell>
              <table:table-cell>
                <text:p text:style-name="P23"><text:span text:style-name="T8">in0 (I/Q)</text:span></text:p>
              </table:table-cell>
            </table:table-row>
            <table:table-row table:style-name="ro4" table:default-cell-style-name="ce1">
              <table:table-cell>
                <text:p text:style-name="P23"><text:span text:style-name="T8">rf_tx[1]</text:span></text:p>
              </table:table-cell>
              <table:table-cell>
                <text:p text:style-name="P23"><text:span text:style-name="T8">tx_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3</text:span></text:p>
              </table:table-cell>
              <table:table-cell>
                <text:p text:style-name="P23"><text:span text:style-name="T8">231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vout32</text:span></text:p>
              </table:table-cell>
              <table:table-cell>
                <text:p text:style-name="P23"><text:span text:style-name="T8">s32_axis (I/Q)</text:span></text:p>
              </table:table-cell>
              <table:table-cell>
                <text:p text:style-name="P23"><text:span text:style-name="T8">s_axis_1</text:span></text:p>
              </table:table-cell>
              <table:table-cell>
                <text:p text:style-name="P23"><text:span text:style-name="T8">in1 (I/Q)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4" draw:text-style-name="P9" draw:layer="controls" svg:x1="20.177cm" svg:y1="14.779cm" svg:x2="24.795cm" svg:y2="13.956cm" draw:start-shape="id13" draw:start-glue-point="1" draw:end-shape="id36" draw:end-glue-point="4" svg:d="M20177 14779h4618v-823" svg:viewBox="0 0 4619 824">
          <text:p/>
        </draw:connector>
        <draw:frame draw:style-name="gr25" draw:text-style-name="P15" draw:layer="controls" svg:width="1.823cm" svg:height="0.721cm" svg:x="23.18cm" svg:y="15.605cm">
          <draw:text-box>
            <text:p><text:span text:style-name="T7">rf_tx[1]</text:span></text:p>
          </draw:text-box>
        </draw:frame>
        <draw:frame draw:style-name="gr25" draw:text-style-name="P15" draw:layer="controls" svg:width="1.823cm" svg:height="0.721cm" svg:x="23.053cm" svg:y="14.716cm">
          <draw:text-box>
            <text:p><text:span text:style-name="T7">rf_tx[0]</text:span></text:p>
          </draw:text-box>
        </draw:frame>
        <draw:custom-shape draw:style-name="gr30" draw:text-style-name="P16" xml:id="id36" draw:id="id36" draw:layer="controls" svg:width="1.143cm" svg:height="0.889cm" draw:transform="rotate (-3.14159265358979) translate (25.365cm 13.9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1" draw:text-style-name="P9" draw:layer="controls" svg:x1="20.177cm" svg:y1="14.97cm" svg:x2="25.214cm" svg:y2="15.045cm" draw:start-shape="id15" draw:start-glue-point="1" draw:end-shape="id37" draw:end-glue-point="4" svg:d="M20177 14970h2320v590h2717v-515" svg:viewBox="0 0 5038 591">
          <text:p/>
        </draw:connector>
        <draw:custom-shape draw:style-name="gr30" draw:text-style-name="P16" xml:id="id37" draw:id="id37" draw:layer="controls" svg:width="1.143cm" svg:height="0.889cm" draw:transform="rotate (-3.14159265358979) translate (25.784cm 15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xml:id="id13" draw:id="id13" draw:layer="layout" svg:width="2.921cm" svg:height="1.905cm" svg:x="17.256cm" svg:y="13.827cm">
          <text:p text:style-name="P1"><text:span text:style-name="T1">rfd</text:span><text:span text:style-name="T1">c_</text:span><text:span text:style-name="T1">pri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43" draw:text-style-name="P9" draw:layer="layout" svg:x1="16.013cm" svg:y1="18.626cm" svg:x2="16.648cm" svg:y2="18.118cm">
          <text:p/>
        </draw:line>
        <draw:frame draw:style-name="gr20" draw:text-style-name="P26" draw:layer="layout" svg:width="1.819cm" svg:height="0.721cm" svg:x="16.507cm" svg:y="17.991cm">
          <draw:text-box>
            <text:p text:style-name="P25"><text:span text:style-name="T9">2</text:span></text:p>
          </draw:text-box>
        </draw:frame>
        <draw:line draw:style-name="gr43" draw:text-style-name="P9" draw:layer="layout" svg:x1="19.515cm" svg:y1="18.594cm" svg:x2="20.15cm" svg:y2="18.086cm">
          <text:p/>
        </draw:line>
        <draw:frame draw:style-name="gr20" draw:text-style-name="P26" draw:layer="layout" svg:width="1.819cm" svg:height="0.721cm" svg:x="20.009cm" svg:y="17.959cm">
          <draw:text-box>
            <text:p text:style-name="P25"><text:span text:style-name="T9">1</text:span></text:p>
          </draw:text-box>
        </draw:frame>
        <draw:frame draw:style-name="gr44" draw:text-style-name="P27" draw:layer="layout" svg:width="9.866cm" svg:height="1.657cm" svg:x="2.651cm" svg:y="18.526cm">
          <draw:text-box>
            <text:p>(1) included only to route Tile 230</text:p>
            <text:p>clock to Tile 231</text:p>
          </draw:text-box>
        </draw:frame>
        <draw:custom-shape draw:style-name="gr45" draw:text-style-name="P18" draw:layer="layout" svg:width="2.921cm" svg:height="1.143cm" svg:x="17.583cm" svg:y="9.307cm">
          <text:p text:style-name="P3"><text:span text:style-name="T1">cdc.reset</text:span>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2.921cm" svg:height="1.143cm" svg:x="17.483cm" svg:y="9.207cm">
          <text:p text:style-name="P3"><text:span text:style-name="T1">cdc.reset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921cm" svg:height="1.143cm" svg:x="17.383cm" svg:y="9.107cm">
          <text:p text:style-name="P3"><text:span text:style-name="T1">cdc.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3T14:29:47.829743734</meta:creation-date>
    <dc:date>2023-03-15T13:08:33.922018019</dc:date>
    <meta:editing-duration>P2DT3H59M54S</meta:editing-duration>
    <meta:editing-cycles>18</meta:editing-cycles>
    <meta:generator>LibreOffice/5.3.6.1$Linux_X86_64 LibreOffice_project/30$Build-1</meta:generator>
    <meta:document-statistic meta:object-count="91"/>
  </office:meta>
</office:document-meta>
</file>